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5-10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5-07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5-05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5-02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4-11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4-07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4-04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4-02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3-11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3-07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3-04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2-07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2-04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2-02-1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1-10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1-07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1-04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1-03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0-10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20-02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9-10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9-07-0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9-04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9-02-2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8-10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8-07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8-04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8-02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7-10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7-06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7-04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7-02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6-10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6-07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6-04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6-02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5-10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5-07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5-04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4-10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4-04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3-09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2-11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2-06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2-01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0486</text:p>
          </table:table-cell>
          <table:table-cell office:value-type="string" calcext:value-type="string">
            <text:p>04N/27E-04CCB</text:p>
          </table:table-cell>
          <table:table-cell office:value-type="string" calcext:value-type="string">
            <text:p>2012-01-29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